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56d7c" officeooo:paragraph-rsid="00156d7c"/>
    </style:style>
    <style:style style:name="P3" style:family="paragraph" style:parent-style-name="Text_20_body" style:list-style-name="L1">
      <style:paragraph-properties>
        <style:tab-stops>
          <style:tab-stop style:position="9.843cm"/>
        </style:tab-stops>
      </style:paragraph-properties>
      <style:text-properties officeooo:rsid="001c3b6f" officeooo:paragraph-rsid="001c3b6f"/>
    </style:style>
    <style:style style:name="P4" style:family="paragraph" style:parent-style-name="Text_20_body" style:list-style-name="L1">
      <style:paragraph-properties>
        <style:tab-stops>
          <style:tab-stop style:position="9.843cm"/>
        </style:tab-stops>
      </style:paragraph-properties>
      <style:text-properties officeooo:rsid="001f3782" officeooo:paragraph-rsid="001f3782"/>
    </style:style>
    <style:style style:name="P5" style:family="paragraph" style:parent-style-name="Text_20_body" style:list-style-name="L1">
      <style:text-properties officeooo:rsid="00288bff" officeooo:paragraph-rsid="00288bff"/>
    </style:style>
    <style:style style:name="T1" style:family="text">
      <style:text-properties officeooo:rsid="00162139"/>
    </style:style>
    <style:style style:name="T2" style:family="text">
      <style:text-properties officeooo:rsid="0016d89c"/>
    </style:style>
    <style:style style:name="T3" style:family="text">
      <style:text-properties officeooo:rsid="00180797"/>
    </style:style>
    <style:style style:name="T4" style:family="text">
      <style:text-properties officeooo:rsid="00180de0"/>
    </style:style>
    <style:style style:name="T5" style:family="text">
      <style:text-properties officeooo:rsid="001a4200"/>
    </style:style>
    <style:style style:name="T6" style:family="text">
      <style:text-properties officeooo:rsid="001a5b3a"/>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d7fd2" style:font-weight-asian="normal" style:font-weight-complex="normal"/>
    </style:style>
    <style:style style:name="T10" style:family="text">
      <style:text-properties fo:font-weight="normal" officeooo:rsid="0021d9f7" style:font-weight-asian="normal" style:font-weight-complex="normal"/>
    </style:style>
    <style:style style:name="T11" style:family="text">
      <style:text-properties fo:font-weight="normal" officeooo:rsid="0023a6a0" style:font-weight-asian="normal" style:font-weight-complex="normal"/>
    </style:style>
    <style:style style:name="T12" style:family="text">
      <style:text-properties fo:font-weight="normal" officeooo:rsid="00267f4b" style:font-weight-asian="normal" style:font-weight-complex="normal"/>
    </style:style>
    <style:style style:name="T13" style:family="text">
      <style:text-properties fo:font-weight="normal" officeooo:rsid="0030d424" style:font-weight-asian="normal" style:font-weight-complex="normal"/>
    </style:style>
    <style:style style:name="T14" style:family="text">
      <style:text-properties officeooo:rsid="0029eeb0"/>
    </style:style>
    <style:style style:name="T15" style:family="text">
      <style:text-properties officeooo:rsid="002e54bd"/>
    </style:style>
    <style:style style:name="T16" style:family="text">
      <style:text-properties officeooo:rsid="002fcd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1:13-24</text:h>
      <text:h text:style-name="Heading_20_2" text:outline-level="2"><text:bookmark text:name="en-GNT-31256"/>The Salvation of the Gentiles</text:h>
      <text:list xml:id="list741352273" text:style-name="L1">
        <text:list-item>
          <text:p text:style-name="P1">I am speaking now to you Gentiles: As long as I am an apostle to the Gentiles, I will take pride in my work. <text:bookmark text:name="en-GNT-31257"/>Perhaps I can make the people of my own race jealous, and so be able to save some of them. <text:bookmark text:name="en-GNT-31258"/>For when they were rejected, all other people were changed from God's enemies into his friends. What will it be, then, when they are accepted? It will be life for the dead!<text:bookmark text:name="en-GNT-31259"/> If the first piece of bread is given to God, then the whole loaf is his also; and if the roots of a tree are offered to God, the branches are his also. <text:bookmark text:name="en-GNT-31260"/>Some of the branches of the cultivated olive tree have been broken off, and a branch of a wild olive tree has been joined to it. You Gentiles are like that wild olive tree, and now you share the strong spiritual life of the Jews. <text:bookmark text:name="en-GNT-31261"/>So then, you must not despise those who were broken off like branches. How can you be proud? You are just a branch; you don't support the roots—the roots support you.<text:bookmark text:name="en-GNT-31262"/> But you will say, “Yes, but the branches were broken off to make room for me.” <text:bookmark text:name="en-GNT-31263"/>That is true. They were broken off because they did not believe, while you remain in place because you do believe. But do not be proud of it; instead, be afraid. <text:bookmark text:name="en-GNT-31264"/>God did not spare the Jews, who are like natural branches; do you think he will spare you? <text:bookmark text:name="en-GNT-31265"/>Here we see how kind and how severe God is. He is severe toward those who have fallen, but kind to you—if you continue in his kindness. But if you do not, you too will be broken off. <text:bookmark text:name="en-GNT-31266"/>And if the Jews abandon their unbelief, they will be put back in the place where they were; for God is able to do that. <text:bookmark text:name="en-GNT-31267"/>You Gentiles are like the branch of a wild olive tree that is broken off and then, contrary to nature, is joined to a cultivated olive tree. The Jews are like this cultivated tree; and it will be much easier for God to join these broken-off branches to their own tree again.</text:p>
        </text:list-item>
        <text:list-item>
          <text:p text:style-name="P2">The Jews were unfaithful to God, like <text:span text:style-name="T1">useless </text:span>branches of a tree they were cut off. Gentiles were then accepted in place of the Jews <text:span text:style-name="T2">through </text:span>the<text:span text:style-name="T2">ir </text:span><text:span text:style-name="T3">faith</text:span>. They now enjoy the rich blessing of God and are support<text:span text:style-name="T4">ed</text:span> by the roots of his spirit. <text:span text:style-name="T5">They are being warned </text:span><text:span text:style-name="T6">against</text:span><text:span text:style-name="T5"> doing as the Jews did </text:span><text:span text:style-name="T6">for </text:span><text:span text:style-name="T5">they too </text:span><text:span text:style-name="T6">will be cut off.</text:span></text:p>
        </text:list-item>
        <text:list-item>
          <text:p text:style-name="P5">When branches are cut off <text:span text:style-name="T14">a tree </text:span>they die; these Jews cut off are dead without God <text:span text:style-name="T14">and life is hard</text:span>. They’re separated from the roots and trunk that supports and nourishes them. We die <text:span text:style-name="T15">(not only physical)</text:span> when we’re not <text:span text:style-name="T16">attached to</text:span> God, let’s do our best to be remain connected to God.</text:p>
        </text:list-item>
        <text:list-item>
          <text:p text:style-name="P3">The Jews will be accepted back if they decide to be faithful to God. The Gentiles were put in place to make the <text:span text:style-name="T8">Jews jealous. Je</text:span><text:span text:style-name="T10">a</text:span><text:span text:style-name="T8">lous</text:span><text:span text:style-name="T13">y</text:span><text:span text:style-name="T8"> </text:span><text:span text:style-name="T7">can</text:span><text:span text:style-name="T8"> make a person turn back, the Jews seeing the Gentiles enjoy</text:span><text:span text:style-name="T11">ing</text:span><text:span text:style-name="T8"> life in God will come back to God. </text:span><text:span text:style-name="T9">God loves his people soo much </text:span><text:span text:style-name="T12">and will accept them back.</text:span></text:p>
        </text:list-item>
        <text:list-item>
          <text:p text:style-name="P4"><text:span text:style-name="T9">T</text:span><text:span text:style-name="T8">he choice is ours to belong to God or not, we just have to believe in him and live according to his commands and we’ll enjoy his rich blessing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3T08:21:56.973114047</meta:creation-date>
    <dc:date>2021-08-23T10:07:25.254357863</dc:date>
    <meta:editing-duration>PT40M21S</meta:editing-duration>
    <meta:editing-cycles>20</meta:editing-cycles>
    <meta:generator>LibreOffice/6.4.7.2$Linux_X86_64 LibreOffice_project/40$Build-2</meta:generator>
    <meta:document-statistic meta:table-count="0" meta:image-count="0" meta:object-count="0" meta:page-count="1" meta:paragraph-count="7" meta:word-count="581" meta:character-count="2924" meta:non-whitespace-character-count="2357"/>
  </office:meta>
</office:document-meta>
</file>